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3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protected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Bitstream Vera Sans" fo:font-size="10pt"/>
    </style:style>
    <style:style style:name="ce8" style:family="table-cell">
      <style:table-cell-properties fo:background-color="#00ae00" style:cell-protect="protected"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0" style:family="table-cell" style:parent-style-name="Default">
      <style:table-cell-properties style:vertical-align="middle"/>
      <style:text-properties fo:color="#000000"/>
    </style:style>
    <style:style style:name="ce11" style:family="table-cell">
      <style:table-cell-properties style:vertical-align="middle"/>
    </style:style>
    <style:style style:name="ce12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/>
          <table:table-cell/>
          <table:table-cell office:value-type="string" office:string-value="pinheiro" table:style-name="ce1">
            <text:p>pinheiro</text:p>
          </table:table-cell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44" table:formula="=COUNTIF([.E2]:[.E154];0)">
            <text:p>44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draft: pre-approval" table:style-name="ce7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2" table:formula="=COUNTIF([.E2]:[.E154];2)">
            <text:p>102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1">
            <text:p>think it can be set as final </text:p>
          </table:table-cell>
          <table:table-cell/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final" table:style-name="ce8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1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9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1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8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1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table:style-name="ce1"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table:style-name="ce1"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table:style-name="ce1"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5">
            <text:p>should we just replace this with the trash can from filesystem/?</text:p>
          </table:table-cell>
          <table:table-cell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1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fo:background-color="#ffffff"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7</meta:editing-cycles>
    <meta:creation-date>2006-12-28T11:04:59</meta:creation-date>
    <dc:date>2007-01-09T15:42:44</dc:date>
    <dc:creator>David Vignoni</dc:creator>
  </office:meta>
</office:document-meta>
</file>